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1.224cm" svg:y="0.897cm">
            <draw:object draw:notify-on-update-of-ranges="Sheet1.A1:Sheet1.A1 Sheet1.A2:Sheet1.A8 Sheet1.B1:Sheet1.B1 Sheet1.B2:Sheet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" calcext:value-type="float">
            <text:p>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15:14:01.496362197</meta:creation-date>
    <dc:date>2021-03-29T15:18:56.949583062</dc:date>
    <meta:editing-duration>PT4M58S</meta:editing-duration>
    <meta:editing-cycles>1</meta:editing-cycles>
    <meta:document-statistic meta:table-count="1" meta:cell-count="20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46cm" svg:y="0.316cm" chart:style-name="ch2">
          <text:p>test</text:p>
        </chart:title>
        <chart:subtitle svg:x="7.771cm" svg:y="1.275cm" chart:style-name="ch3">
          <text:p>df</text:p>
        </chart:subtitle>
        <chart:legend chart:legend-position="end" svg:x="15.06cm" svg:y="3.952cm" style:legend-expansion="high" chart:style-name="ch4"/>
        <chart:plot-area chart:style-name="ch5" table:cell-range-address="Sheet1.A1:Sheet1.B8" chart:data-source-has-labels="row" svg:x="1.331cm" svg:y="2.138cm" svg:width="13.409cm" svg:height="5.701cm">
          <chartooo:coordinate-region svg:x="1.952cm" svg:y="2.337cm" svg:width="12.788cm" svg:height="4.855cm"/>
          <chart:axis chart:dimension="x" chart:name="primary-x" chart:style-name="ch6">
            <chart:title svg:x="7.806cm" svg:y="8.019cm" chart:style-name="ch7">
              <text:p>fdf</text:p>
            </chart:title>
          </chart:axis>
          <chart:axis chart:dimension="y" chart:name="primary-y" chart:style-name="ch8">
            <chart:title svg:x="0.451cm" svg:y="5.138cm" chart:style-name="ch9">
              <text:p>fr</text:p>
            </chart:title>
            <chart:grid chart:style-name="ch10" chart:class="major"/>
          </chart:axis>
          <chart:series chart:style-name="ch11" chart:values-cell-range-address="Sheet1.A2:Sheet1.A8" chart:label-cell-address="Sheet1.A1:Sheet1.A1" chart:class="chart:bar">
            <chart:data-point chart:repeated="7"/>
          </chart:series>
          <chart:series chart:style-name="ch12" chart:values-cell-range-address="Sheet1.B2:Sheet1.B8" chart:label-cell-address="Sheet1.B1:Sheet1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Sheet1.A1:Sheet1.A1</svg:desc>
                </draw:g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8</svg:desc>
                </draw:g>
              </table:table-cell>
              <table:table-cell office:value-type="float" office:value="54">
                <text:p>54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